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5000000FFF0C24D8B.png"/>
  <manifest:file-entry manifest:media-type="image/png" manifest:full-path="Pictures/10000000000000E1000000E1F9C79DBB.png"/>
  <manifest:file-entry manifest:media-type="image/png" manifest:full-path="Pictures/10000000000000BE0000010A953C831E.png"/>
  <manifest:file-entry manifest:media-type="image/png" manifest:full-path="Pictures/10000000000000E4000000DDC97842BD.png"/>
  <manifest:file-entry manifest:media-type="image/png" manifest:full-path="Pictures/100000000000017300000069F6873330.png"/>
  <manifest:file-entry manifest:media-type="image/png" manifest:full-path="Pictures/100000000000006400000064D27B5E0A.png"/>
  <manifest:file-entry manifest:media-type="image/png" manifest:full-path="Pictures/10000000000000DC000000427AAC8753.png"/>
  <manifest:file-entry manifest:media-type="image/png" manifest:full-path="Pictures/10000000000000E1000000E1AC02AFA2.png"/>
  <manifest:file-entry manifest:media-type="image/png" manifest:full-path="Pictures/10000000000000E1000000E1BF5E8DF9.png"/>
  <manifest:file-entry manifest:media-type="image/png" manifest:full-path="Pictures/10000000000000EF000000D331026EE3.png"/>
  <manifest:file-entry manifest:media-type="image/png" manifest:full-path="Pictures/10000000000000200000002000309F1C.png"/>
  <manifest:file-entry manifest:media-type="image/png" manifest:full-path="Pictures/1000000000000111000000B9B8EE69A0.png"/>
  <manifest:file-entry manifest:media-type="image/png" manifest:full-path="Pictures/10000000000000E4000000DD4A51110B.png"/>
  <manifest:file-entry manifest:media-type="image/png" manifest:full-path="Pictures/10000000000000D3000000EF6C2D663C.png"/>
  <manifest:file-entry manifest:media-type="image/png" manifest:full-path="Pictures/10000000000000F0000000CCC8FC95CC.png"/>
  <manifest:file-entry manifest:media-type="image/png" manifest:full-path="Pictures/10000000000000A7000000A7C1663A26.png"/>
  <manifest:file-entry manifest:media-type="image/png" manifest:full-path="Pictures/10000000000000920000005CC2989128.png"/>
  <manifest:file-entry manifest:media-type="image/png" manifest:full-path="Pictures/10000000000000C2000001043920A074.png"/>
  <manifest:file-entry manifest:media-type="image/png" manifest:full-path="Pictures/10000000000000F9000000CB51D83E37.png"/>
  <manifest:file-entry manifest:media-type="image/png" manifest:full-path="Pictures/10000000000000A7000000603299AA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99ccff" draw:fill="gradient" draw:fill-color="#99ccff" draw:fill-gradient-name="Gradient_20_7" draw:textarea-horizontal-align="center" draw:textarea-vertical-align="middle"/>
    </style:style>
    <style:style style:name="gr2" style:family="graphic" style:parent-style-name="standard">
      <style:graphic-properties svg:stroke-color="#99ccff" draw:fill="gradient" draw:fill-color="#99ccff" draw:fill-gradient-name="Gradient_20_7" draw:textarea-horizontal-align="center" draw:textarea-vertical-align="middle"/>
    </style:style>
    <style:style style:name="gr3" style:family="graphic" style:parent-style-name="standard">
      <style:graphic-properties draw:stroke="none" draw:fill="gradient" draw:fill-color="#99ccff" draw:fill-gradient-name="Gradient_20_1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/>
    </style:style>
    <style:style style:name="gr7" style:family="graphic" style:parent-style-name="standard">
      <style:graphic-properties draw:stroke="none" draw:fill="gradient" draw:fill-color="#99ccff" draw:fill-gradient-name="Gradient_20_1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draw:fill="gradient" draw:fill-color="#99ccff" draw:fill-gradient-name="Gradient_20_11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>
      <style:paragraph-properties fo:text-align="center"/>
      <style:text-properties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6.7cm" svg:height="6.5cm" svg:x="2.8cm" svg:y="21.5cm">
          <text:p/>
        </draw:rect>
        <draw:custom-shape draw:style-name="gr2" draw:text-style-name="P1" draw:layer="layout" svg:width="7cm" svg:height="4cm" svg:x="1cm" svg:y="17cm">
          <text:p/>
          <draw:enhanced-geometry svg:viewBox="0 0 88 21600" draw:glue-points="44 ?f6 44 0 0 10800 44 21600 88 10800" draw:text-areas="0 ?f6 88 ?f3" draw:type="can" draw:modifiers="3649.487628092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6.5cm" svg:height="4cm" svg:x="13cm" svg:y="1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693.9265183704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4cm" svg:height="2.5cm" svg:x="6.5cm" svg:y="5.5cm">
          <text:p text:style-name="P1">http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5.82cm" svg:height="1.745cm" svg:x="1.68cm" svg:y="18.755cm">
          <draw:image xlink:href="Pictures/10000000000000DC000000427AAC8753.png" xlink:type="simple" xlink:show="embed" xlink:actuate="onLoad">
            <text:p/>
          </draw:image>
        </draw:frame>
        <draw:frame draw:style-name="gr4" draw:text-style-name="P1" draw:layer="layout" svg:width="3cm" svg:height="3cm" svg:x="21.5cm" svg:y="12.5cm">
          <draw:image xlink:href="Pictures/10000000000000A7000000A7C1663A26.png" xlink:type="simple" xlink:show="embed" xlink:actuate="onLoad">
            <text:p/>
          </draw:image>
        </draw:frame>
        <draw:frame draw:style-name="gr5" draw:text-style-name="P1" draw:layer="layout" svg:width="5.952cm" svg:height="5.952cm" svg:x="31.548cm" svg:y="12.548cm">
          <draw:image xlink:href="Pictures/10000000000000E1000000E1F9C79DBB.png" xlink:type="simple" xlink:show="embed" xlink:actuate="onLoad">
            <text:p/>
          </draw:image>
        </draw:frame>
        <draw:frame draw:style-name="gr4" draw:text-style-name="P1" draw:layer="layout" svg:width="2.894cm" svg:height="3.746cm" svg:x="21.106cm" svg:y="8.254cm">
          <draw:image xlink:href="Pictures/10000000000000C5000000FFF0C24D8B.png" xlink:type="simple" xlink:show="embed" xlink:actuate="onLoad">
            <text:p/>
          </draw:image>
        </draw:frame>
        <draw:frame draw:style-name="gr4" draw:text-style-name="P1" draw:layer="layout" svg:width="5.132cm" svg:height="6.878cm" svg:x="31.368cm" svg:y="3.122cm">
          <draw:image xlink:href="Pictures/10000000000000C2000001043920A074.png" xlink:type="simple" xlink:show="embed" xlink:actuate="onLoad">
            <text:p/>
          </draw:image>
        </draw:frame>
        <draw:frame draw:style-name="gr5" draw:text-style-name="P1" draw:layer="layout" svg:width="3cm" svg:height="4.2cm" svg:x="18cm" svg:y="9.3cm">
          <draw:image xlink:href="Pictures/10000000000000BE0000010A953C831E.png" xlink:type="simple" xlink:show="embed" xlink:actuate="onLoad">
            <text:p/>
          </draw:image>
        </draw:frame>
        <draw:custom-shape draw:style-name="gr1" draw:text-style-name="P1" draw:layer="layout" svg:width="9cm" svg:height="2.5cm" svg:x="1.5cm" svg:y="2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5cm" svg:height="4cm" svg:x="6cm" svg:y="8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678cm" svg:height="1.539cm" svg:x="6.322cm" svg:y="10.761cm">
          <draw:image xlink:href="Pictures/10000000000000A7000000603299AA56.png" xlink:type="simple" xlink:show="embed" xlink:actuate="onLoad">
            <text:p/>
          </draw:image>
        </draw:frame>
        <draw:frame draw:style-name="gr4" draw:text-style-name="P1" draw:layer="layout" svg:width="1.5cm" svg:height="0.945cm" svg:x="12.1cm" svg:y="8.8cm">
          <draw:image xlink:href="Pictures/10000000000000920000005CC2989128.png" xlink:type="simple" xlink:show="embed" xlink:actuate="onLoad">
            <text:p/>
          </draw:image>
        </draw:frame>
        <draw:frame draw:style-name="gr6" draw:text-style-name="P2" draw:layer="layout" svg:width="3.752cm" svg:height="1cm" svg:x="9.148cm" svg:y="8.756cm">
          <draw:text-box>
            <text:p text:style-name="P2"><text:span text:style-name="T1">Tomcat</text:span></text:p>
          </draw:text-box>
        </draw:frame>
        <draw:frame draw:style-name="gr4" draw:text-style-name="P1" draw:layer="layout" svg:width="1.5cm" svg:height="1.5cm" svg:x="11.6cm" svg:y="10.9cm">
          <draw:image xlink:href="Pictures/100000000000006400000064D27B5E0A.png" xlink:type="simple" xlink:show="embed" xlink:actuate="onLoad">
            <text:p/>
          </draw:image>
        </draw:frame>
        <draw:frame draw:style-name="gr4" draw:text-style-name="P1" draw:layer="layout" svg:width="1.5cm" svg:height="1.5cm" svg:x="12.5cm" svg:y="10.9cm">
          <draw:image xlink:href="Pictures/100000000000006400000064D27B5E0A.png" xlink:type="simple" xlink:show="embed" xlink:actuate="onLoad">
            <text:p/>
          </draw:image>
        </draw:frame>
        <draw:frame draw:style-name="gr4" draw:text-style-name="P1" draw:layer="layout" svg:width="1.5cm" svg:height="1.5cm" svg:x="13.3cm" svg:y="10.9cm">
          <draw:image xlink:href="Pictures/100000000000006400000064D27B5E0A.png" xlink:type="simple" xlink:show="embed" xlink:actuate="onLoad">
            <text:p/>
          </draw:image>
        </draw:frame>
        <draw:frame draw:style-name="gr4" draw:text-style-name="P1" draw:layer="layout" svg:width="2.678cm" svg:height="1.539cm" svg:x="7.022cm" svg:y="10.762cm">
          <draw:image xlink:href="Pictures/10000000000000A7000000603299AA56.png" xlink:type="simple" xlink:show="embed" xlink:actuate="onLoad">
            <text:p/>
          </draw:image>
        </draw:frame>
        <draw:frame draw:style-name="gr4" draw:text-style-name="P1" draw:layer="layout" svg:width="2.678cm" svg:height="1.539cm" svg:x="7.722cm" svg:y="10.762cm">
          <draw:image xlink:href="Pictures/10000000000000A7000000603299AA56.png" xlink:type="simple" xlink:show="embed" xlink:actuate="onLoad">
            <text:p/>
          </draw:image>
        </draw:frame>
        <draw:custom-shape draw:style-name="gr7" draw:text-style-name="P1" draw:layer="layout" svg:width="4.304cm" svg:height="2.5cm" draw:transform="skewX (0.2617993877991) translate (5.296cm 14cm)">
          <text:p text:style-name="P1">jdbc</text:p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4.268cm" svg:height="2.5cm" draw:transform="skewX (-0.2617993877991) translate (11.5cm 14cm)">
          <text:p text:style-name="P1">dicom</text:p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3.5cm" svg:height="2cm" svg:x="2cm" svg:y="9.5cm">
          <text:p text:style-name="P1">http:soap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3cm" svg:height="2cm" svg:x="8.9cm" svg:y="18.3cm">
          <text:p text:style-name="P1">jdbc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6.349cm" svg:height="5.397cm" svg:x="-4.5cm" svg:y="8cm">
          <draw:image xlink:href="Pictures/10000000000000F0000000CCC8FC95CC.png" xlink:type="simple" xlink:show="embed" xlink:actuate="onLoad">
            <text:p/>
          </draw:image>
        </draw:frame>
        <draw:frame draw:style-name="gr6" draw:text-style-name="P2" draw:layer="layout" svg:width="4.5cm" svg:height="2cm" svg:x="-3.813cm" svg:y="6cm">
          <draw:text-box>
            <text:p text:style-name="P3"><text:span text:style-name="T1">Внешниее системы</text:span></text:p>
          </draw:text-box>
        </draw:frame>
        <draw:frame draw:style-name="gr4" draw:text-style-name="P1" draw:layer="layout" svg:width="3.292cm" svg:height="2.684cm" svg:x="3.3cm" svg:y="23.316cm">
          <draw:image xlink:href="Pictures/10000000000000F9000000CB51D83E37.png" xlink:type="simple" xlink:show="embed" xlink:actuate="onLoad">
            <text:p/>
          </draw:image>
        </draw:frame>
        <draw:frame draw:style-name="gr4" draw:text-style-name="P1" draw:layer="layout" svg:width="3cm" svg:height="2.907cm" svg:x="5.3cm" svg:y="24.093cm">
          <draw:image xlink:href="Pictures/10000000000000E4000000DDC97842BD.png" xlink:type="simple" xlink:show="embed" xlink:actuate="onLoad">
            <text:p/>
          </draw:image>
        </draw:frame>
        <draw:frame draw:style-name="gr4" draw:text-style-name="P1" draw:layer="layout" svg:width="3cm" svg:height="3cm" svg:x="7.8cm" svg:y="24.5cm">
          <draw:image xlink:href="Pictures/10000000000000E1000000E1AC02AFA2.png" xlink:type="simple" xlink:show="embed" xlink:actuate="onLoad">
            <text:p/>
          </draw:image>
        </draw:frame>
        <draw:frame draw:style-name="gr4" draw:text-style-name="P1" draw:layer="layout" svg:width="2.648cm" svg:height="3cm" svg:x="10.393cm" svg:y="24.311cm">
          <draw:image xlink:href="Pictures/10000000000000D3000000EF6C2D663C.png" xlink:type="simple" xlink:show="embed" xlink:actuate="onLoad">
            <text:p/>
          </draw:image>
        </draw:frame>
        <draw:frame draw:style-name="gr4" draw:text-style-name="P1" draw:layer="layout" svg:width="3.178cm" svg:height="3cm" svg:x="12.622cm" svg:y="24cm">
          <draw:image xlink:href="Pictures/10000000000000EF000000D331026EE3.png" xlink:type="simple" xlink:show="embed" xlink:actuate="onLoad">
            <text:p/>
          </draw:image>
        </draw:frame>
        <draw:frame draw:style-name="gr4" draw:text-style-name="P1" draw:layer="layout" svg:width="3cm" svg:height="3cm" svg:x="14.8cm" svg:y="23.5cm">
          <draw:image xlink:href="Pictures/10000000000000E1000000E1BF5E8DF9.png" xlink:type="simple" xlink:show="embed" xlink:actuate="onLoad">
            <text:p/>
          </draw:image>
        </draw:frame>
        <draw:frame draw:style-name="gr6" draw:text-style-name="P2" draw:layer="layout" svg:width="7.752cm" svg:height="1cm" svg:x="12.048cm" svg:y="21.7cm">
          <draw:text-box>
            <text:p text:style-name="P2"><text:span text:style-name="T1">Файловая система</text:span></text:p>
          </draw:text-box>
        </draw:frame>
        <draw:frame draw:style-name="gr4" draw:text-style-name="P1" draw:layer="layout" svg:width="5cm" svg:height="1.415cm" svg:x="13.5cm" svg:y="19cm">
          <draw:image xlink:href="Pictures/100000000000017300000069F6873330.png" xlink:type="simple" xlink:show="embed" xlink:actuate="onLoad">
            <text:p/>
          </draw:image>
        </draw:frame>
        <draw:frame draw:style-name="gr6" draw:text-style-name="P2" draw:layer="layout" svg:width="3.5cm" svg:height="1cm" svg:x="14.6cm" svg:y="17.7cm">
          <draw:text-box>
            <text:p text:style-name="P2"><text:span text:style-name="T1">Архив</text:span></text:p>
          </draw:text-box>
        </draw:frame>
        <draw:custom-shape draw:style-name="gr7" draw:text-style-name="P1" draw:layer="layout" svg:width="4.268cm" svg:height="2.5cm" draw:transform="skewX (0.2617993877991) translate (17.032cm 14cm)">
          <text:p text:style-name="P1">dicom</text:p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9.252cm" svg:height="3cm" svg:x="17.248cm" svg:y="6cm">
          <draw:text-box>
            <text:p text:style-name="P3"><text:span text:style-name="T1">DICOM-совместимые</text:span></text:p>
            <text:p text:style-name="P3"><text:span text:style-name="T1">аппараты</text:span></text:p>
          </draw:text-box>
        </draw:frame>
        <draw:frame draw:style-name="gr4" draw:text-style-name="P1" draw:layer="layout" svg:width="1.898cm" svg:height="1.84cm" svg:x="1.702cm" svg:y="2.76cm">
          <draw:image xlink:href="Pictures/10000000000000E4000000DD4A51110B.png" xlink:type="simple" xlink:show="embed" xlink:actuate="onLoad">
            <text:p/>
          </draw:image>
        </draw:frame>
        <draw:custom-shape draw:style-name="gr1" draw:text-style-name="P1" draw:layer="layout" svg:width="9.5cm" svg:height="2.5cm" svg:x="10.9cm" svg:y="2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cm" svg:height="2.5cm" svg:x="11.5cm" svg:y="5.5cm">
          <text:p text:style-name="P1">http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3cm" svg:height="2.033cm" svg:x="17.2cm" svg:y="2.8cm">
          <draw:image xlink:href="Pictures/1000000000000111000000B9B8EE69A0.png" xlink:type="simple" xlink:show="embed" xlink:actuate="onLoad">
            <text:p/>
          </draw:image>
        </draw:frame>
        <draw:frame draw:style-name="gr6" draw:text-style-name="P2" draw:layer="layout" svg:width="2.3cm" svg:height="1cm" svg:x="3.7cm" svg:y="17.6cm">
          <draw:text-box>
            <text:p text:style-name="P2"><text:span text:style-name="T1">БД</text:span></text:p>
          </draw:text-box>
        </draw:frame>
        <draw:frame draw:style-name="gr6" draw:text-style-name="P2" draw:layer="layout" svg:width="6cm" svg:height="1cm" svg:x="4cm" svg:y="3.2cm">
          <draw:text-box>
            <text:p text:style-name="P2"><text:span text:style-name="T1">Обозреватель</text:span></text:p>
          </draw:text-box>
        </draw:frame>
        <draw:frame draw:style-name="gr6" draw:text-style-name="P2" draw:layer="layout" svg:width="8cm" svg:height="1cm" svg:x="11cm" svg:y="3.3cm">
          <draw:text-box>
            <text:p text:style-name="P2"><text:span text:style-name="T1">openoffice Wri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900" draw:border="0%"/>
    <draw:gradient draw:name="Gradient_20_7" draw:display-name="Gradient 7" draw:style="linear" draw:start-color="#99ccff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opacity="50%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mitry Derenok</meta:initial-creator>
    <meta:creation-date>2010-12-17T10:04:57.49</meta:creation-date>
    <dc:date>2010-12-21T11:32:08.86</dc:date>
    <dc:creator>Dmitry Derenok</dc:creator>
    <meta:editing-duration>PT97H26M56S</meta:editing-duration>
    <meta:editing-cycles>33</meta:editing-cycles>
    <meta:generator>OpenOffice.org/3.2$Win32 OpenOffice.org_project/320m12$Build-9483</meta:generator>
    <meta:document-statistic meta:object-count="44"/>
  </office:meta>
</office:document-meta>
</file>